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2" svg:font-family="Arial" style:font-family-generic="swiss"/>
    <style:font-face style:name="Calibri2" svg:font-family="Calibri" style:font-family-generic="swiss"/>
    <style:font-face style:name="Segoe UI2" svg:font-family="'Segoe UI'" style:font-family-generic="swiss"/>
    <style:font-face style:name="Times New Roman2" svg:font-family="'Times New Roman'" style:font-family-generic="swiss"/>
    <style:font-face style:name="Trebuchet MS2" svg:font-family="'Trebuchet MS'" style:font-family-generic="swiss"/>
    <style:font-face style:name="Verdana2" svg:font-family="Verdana" style:font-family-generic="swiss"/>
    <style:font-face style:name="Consolas" svg:font-family="Consolas" style:font-family-generic="modern" style:font-pitch="fixed"/>
    <style:font-face style:name="Mangal1" svg:font-family="Mangal" style:font-pitch="variable"/>
    <style:font-face style:name="Segoe UI4" svg:font-family="'Segoe UI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3465a4" draw:fill="none" fo:min-height="4.884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3465a4" draw:fill="none" fo:min-height="5.071cm"/>
    </style:style>
    <style:style style:name="gr4" style:family="graphic" style:parent-style-name="Default_5f_1">
      <style:graphic-properties draw:stroke="none" svg:stroke-color="#3465a4" draw:fill="none" fo:min-height="6.761cm"/>
    </style:style>
    <style:style style:name="gr5" style:family="graphic" style:parent-style-name="standard">
      <style:graphic-properties draw:stroke="none" svg:stroke-color="#3465a4" draw:fill="none" fo:min-height="3.381cm"/>
    </style:style>
    <style:style style:name="gr6" style:family="graphic" style:parent-style-name="standard">
      <style:graphic-properties draw:stroke="none" svg:stroke-color="#3465a4" draw:fill="none" fo:min-height="5.07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000000" style:text-outline="false" style:font-name="Gabriol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outline="false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5.134cm" svg:x="1.27cm" svg:y="0.762cm">
          <draw:text-box>
            <text:p text:style-name="P1"><text:span text:style-name="T1">LORD'S PRAYER</text:span></text:p>
            <text:p text:style-name="P1"><text:span text:style-name="T2">Our Father who art in heaven,</text:span></text:p>
            <text:p text:style-name="P1"><text:span text:style-name="T2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2" draw:layer="layout" svg:width="25.4cm" svg:height="5.321cm" svg:x="1.27cm" svg:y="0.762cm">
          <draw:text-box>
            <text:p text:style-name="P1"><text:span text:style-name="T2">Thy kingdom come,</text:span></text:p>
            <text:p text:style-name="P1"><text:span text:style-name="T2">Thy will be done</text:span></text:p>
            <text:p text:style-name="P4"><text:span text:style-name="T2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2" draw:layer="layout" svg:width="25.4cm" svg:height="7.011cm" svg:x="1.27cm" svg:y="0.762cm">
          <draw:text-box>
            <text:p text:style-name="P1"><text:span text:style-name="T2">give us this day our daily bread;</text:span></text:p>
            <text:p text:style-name="P1"><text:span text:style-name="T2">and forgive us our trespasses</text:span></text:p>
            <text:p text:style-name="P1"><text:span text:style-name="T2">as we forgive those</text:span></text:p>
            <text:p text:style-name="P1"><text:span text:style-name="T2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2" draw:layer="layout" svg:width="25.4cm" svg:height="3.631cm" svg:x="1.27cm" svg:y="0.762cm">
          <draw:text-box>
            <text:p text:style-name="P1"><text:span text:style-name="T2">and lead us not into temptation,</text:span></text:p>
            <text:p text:style-name="P1"><text:span text:style-name="T2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2" draw:layer="layout" svg:width="25.4cm" svg:height="5.321cm" svg:x="1.27cm" svg:y="0.762cm">
          <draw:text-box>
            <text:p text:style-name="P1"><text:span text:style-name="T2">For thine is the kingdom</text:span></text:p>
            <text:p text:style-name="P1"><text:span text:style-name="T2">and the power and the glory</text:span></text:p>
            <text:p text:style-name="P1"><text:span text:style-name="T2">forever and 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2" svg:font-family="Arial" style:font-family-generic="swiss"/>
    <style:font-face style:name="Calibri2" svg:font-family="Calibri" style:font-family-generic="swiss"/>
    <style:font-face style:name="Segoe UI2" svg:font-family="'Segoe UI'" style:font-family-generic="swiss"/>
    <style:font-face style:name="Times New Roman2" svg:font-family="'Times New Roman'" style:font-family-generic="swiss"/>
    <style:font-face style:name="Trebuchet MS2" svg:font-family="'Trebuchet MS'" style:font-family-generic="swiss"/>
    <style:font-face style:name="Verdana2" svg:font-family="Verdana" style:font-family-generic="swiss"/>
    <style:font-face style:name="Consolas" svg:font-family="Consolas" style:font-family-generic="modern" style:font-pitch="fixed"/>
    <style:font-face style:name="Mangal1" svg:font-family="Mangal" style:font-pitch="variable"/>
    <style:font-face style:name="Segoe UI4" svg:font-family="'Segoe UI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Verdana3" svg:font-family="Verdan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2" fo:font-family="Calibri" style:font-family-generic="swiss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2" fo:font-family="'Segoe UI'" style:font-family-generic="swiss" fo:font-size="9pt" style:font-name-asian="Segoe UI4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Segoe UI2" fo:font-family="'Segoe UI'" style:font-family-generic="swiss" fo:font-size="9pt" fo:language="en" fo:country="US" style:font-name-asian="Segoe UI4" style:font-family-asian="'Segoe UI'" style:font-pitch-asian="variable" style:font-size-asian="9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2" fo:font-family="Verdana" style:font-family-generic="swiss" fo:font-size="5pt" fo:language="en" fo:country="US" style:letter-kerning="true" style:font-name-asian="Verdana1" style:font-family-asian="Verdana" style:font-family-generic-asian="swiss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2" fo:font-family="'Times New Roman'" style:font-family-generic="swiss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2" fo:font-family="'Times New Roman'" style:font-family-generic="swiss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2" fo:font-family="'Trebuchet MS'" style:font-family-generic="swiss" fo:font-size="11pt" fo:language="en" fo:country="US" fo:font-weight="bold" style:font-name-asian="Trebuchet MS1" style:font-family-asian="'Trebuchet MS'" style:font-family-generic-asian="swiss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2" fo:font-family="'Times New Roman'" style:font-family-generic="swiss" fo:font-size="10.5pt" fo:language="en" fo:country="US" style:letter-kerning="true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Arial2" fo:font-family="Arial" style:font-family-generic="swiss" fo:font-size="11pt" fo:language="en" fo:country="US" style:font-name-asian="Mangal2" style:font-family-asian="Mangal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Arial2" fo:font-family="Arial" style:font-family-generic="swiss" fo:font-size="12pt" fo:language="en" fo:country="U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Arial2" fo:font-family="Arial" style:font-family-generic="swiss" fo:font-size="11pt" fo:language="en" fo:country="US" style:font-name-asian="Mangal2" style:font-family-asian="Mangal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2" fo:font-family="Calibri" style:font-family-generic="swiss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16:41:54.35</meta:creation-date>
    <dc:date>2019-04-02T13:34:06.342000000</dc:date>
    <meta:editing-duration>PT4H11M8S</meta:editing-duration>
    <meta:editing-cycles>291</meta:editing-cycles>
    <meta:generator>LibreOffice/6.1.5.2$Windows_X86_64 LibreOffice_project/90f8dcf33c87b3705e78202e3df5142b201bd805</meta:generator>
    <meta:document-statistic meta:object-count="96"/>
  </office:meta>
</office:document-meta>
</file>